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305in"/>
    </style:style>
    <style:style style:name="TableColumn3" style:family="table-column">
      <style:table-column-properties style:column-width="3.1305in"/>
    </style:style>
    <style:style style:name="Table1" style:family="table" style:master-page-name="MP0">
      <style:table-properties style:width="6.261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fo:font-weight="bold" style:font-weight-asian="bold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fo:font-weight="bold" style:font-weight-asian="bold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fo:font-weight="bold" style:font-weight-asian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1.2145in"/>
        </style:tab-stops>
      </style:paragraph-properties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1.2145in"/>
        </style:tab-stops>
      </style:paragraph-properties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847in"/>
        </style:tab-stops>
      </style:paragraph-properties>
    </style:style>
    <style:style style:name="T37" style:parent-style-name="DefaultParagraphFont" style:family="text">
      <style:text-properties fo:font-weight="bold" style:font-weight-asian="bold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fo:font-weight="bold" style:font-weight-asian="bold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olumn46" style:family="table-column">
      <style:table-column-properties style:column-width="3.1305in"/>
    </style:style>
    <style:style style:name="TableColumn47" style:family="table-column">
      <style:table-column-properties style:column-width="3.1305in"/>
    </style:style>
    <style:style style:name="Table45" style:family="table">
      <style:table-properties style:width="6.2611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fo:font-weight="bold" style:font-weight-asian="bold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fo:font-weight="bold" style:font-weight-asian="bold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1.2145in"/>
        </style:tab-stops>
      </style:paragraph-properties>
      <style:text-properties fo:font-weight="bold" style:font-weight-asian="bold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847in"/>
        </style:tab-stops>
      </style:paragraph-properties>
    </style:style>
    <style:style style:name="T75" style:parent-style-name="DefaultParagraphFont" style:family="text">
      <style:text-properties fo:font-weight="bold" style:font-weight-asian="bold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olumn80" style:family="table-column">
      <style:table-column-properties style:column-width="3.1305in"/>
    </style:style>
    <style:style style:name="TableColumn81" style:family="table-column">
      <style:table-column-properties style:column-width="3.1305in"/>
    </style:style>
    <style:style style:name="Table79" style:family="table">
      <style:table-properties style:width="6.2611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fo:font-weight="bold" style:font-weight-asian="bold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1.2145in"/>
        </style:tab-stops>
      </style:paragraph-properties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1.2145in"/>
        </style:tab-stops>
      </style:paragraph-properties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1.2145in"/>
        </style:tab-stops>
      </style:paragraph-properties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847in"/>
        </style:tab-stops>
      </style:paragraph-properties>
    </style:style>
    <style:style style:name="TableRow112" style:family="table-row">
      <style:table-row-properties style:min-row-height="0.02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olumn116" style:family="table-column">
      <style:table-column-properties style:column-width="3.1305in"/>
    </style:style>
    <style:style style:name="TableColumn117" style:family="table-column">
      <style:table-column-properties style:column-width="3.1305in"/>
    </style:style>
    <style:style style:name="Table115" style:family="table">
      <style:table-properties style:width="6.2611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fo:font-weight="bold" style:font-weight-asian="bold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fo:font-weight="bold" style:font-weight-asian="bold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fo:font-weight="bold" style:font-weight-asian="bold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1.2145in"/>
        </style:tab-stops>
      </style:paragraph-properties>
      <style:text-properties fo:font-weight="bold" style:font-weight-asian="bold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/>
    </style:style>
    <style:style style:name="P141" style:parent-style-name="Normal" style:family="paragraph">
      <style:paragraph-properties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847in"/>
        </style:tab-stops>
      </style:paragraph-properties>
    </style:style>
    <style:style style:name="T145" style:parent-style-name="DefaultParagraphFont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 ID:</text:p>
          </table:table-cell>
          <table:table-cell table:style-name="TableCell7">
            <text:p text:style-name="P8"><text:span text:style-name="T9">Use Case:</text:span><text:s/>Generate Report</text:p>
          </table:table-cell>
        </table:table-row>
        <table:table-row table:style-name="TableRow10">
          <table:table-cell table:style-name="TableCell11" table:number-columns-spanned="2">
            <text:p text:style-name="P12"><text:span text:style-name="T13">Brief Description:</text:span><text:s/>Various reports are generated automatically by BAPERS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><text:span text:style-name="T17">Primary Actors:</text:span><text:s/>Time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Secondary Actors:</text:span><text:s/>Database Server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<text:span text:style-name="T25">Preconditions:</text:span><text:s/>BAPERS is operational</text:p>
            <text:p text:style-name="P26"><text:s text:c="27"/>There is an established connection to the database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Flow of Events:<text:s/></text:p>
            <text:p text:style-name="P30">1. The use case starts when the time triggers the functionality of generating reports.</text:p>
            <text:p text:style-name="P31">2. Individual report for the jobs brought in by a particular customer for an arbitrary period is taken.</text:p>
            <text:p text:style-name="P32">3. Individual performance report on work undertaken by a member of BIPL staff is generated</text:p>
            <text:p text:style-name="P33">4. Summary Performance report for work undertaken by BIPL during day and night shifts is generated.</text:p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><text:span text:style-name="T37">Post Conditions:</text:span><text:s/>The generated reports get stored in the database</text:p>
          </table:table-cell>
          <table:covered-table-cell/>
        </table:table-row>
        <table:table-row table:style-name="TableRow38">
          <table:table-cell table:style-name="TableCell39" table:number-columns-spanned="2">
            <text:p text:style-name="P40"><text:span text:style-name="T41">Alternative flows:</text:span><text:s/>NoDataBaseConnection</text:p>
          </table:table-cell>
          <table:covered-table-cell/>
        </table:table-row>
        <table:table-row table:style-name="TableRow42">
          <table:table-cell table:style-name="TableCell43" table:number-columns-spanned="2">
            <text:p text:style-name="P44"/>
          </table:table-cell>
          <table:covered-table-cell/>
        </table:table-row>
      </table:table>
      <text:p text:style-name="Normal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Alternative Flow: NoDataBaseConnection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 table:number-columns-spanned="2">
            <text:p text:style-name="P55"><text:span text:style-name="T56">Brief Description:</text:span><text:s/>There is no database connection to access the reports</text:p>
          </table:table-cell>
          <table:covered-table-cell/>
        </table:table-row>
        <table:table-row table:style-name="TableRow57">
          <table:table-cell table:style-name="TableCell58" table:number-columns-spanned="2">
            <text:p text:style-name="P59"><text:span text:style-name="T60">Primary Actors:</text:span><text:s/>Time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<text:span text:style-name="T64">Secondary Actors:</text:span><text:s/>Database Server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P67">Preconditions:<text:s/></text:p>
          </table:table-cell>
          <table:covered-table-cell/>
        </table:table-row>
        <table:table-row table:style-name="TableRow68">
          <table:table-cell table:style-name="TableCell69" table:number-columns-spanned="2">
            <text:p text:style-name="P70">Alternative Flow:</text:p>
            <text:p text:style-name="P71">1. BAPERS prompts the system that reports cannot be generated</text:p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<text:span text:style-name="T75">Post Conditions</text:span>: None.</text:p>
          </table:table-cell>
          <table:covered-table-cell/>
        </table:table-row>
        <table:table-row table:style-name="TableRow76">
          <table:table-cell table:style-name="TableCell77" table:number-columns-spanned="2">
            <text:p text:style-name="P78"/>
          </table:table-cell>
          <table:covered-table-cell/>
        </table:table-row>
      </table:table>
      <text:p text:style-name="Normal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Use Case ID:</text:p>
          </table:table-cell>
          <table:table-cell table:style-name="TableCell85">
            <text:p text:style-name="P86"><text:span text:style-name="T87">Use Case:</text:span><text:s/>Update Job Status</text:p>
          </table:table-cell>
        </table:table-row>
        <table:table-row table:style-name="TableRow88">
          <table:table-cell table:style-name="TableCell89" table:number-columns-spanned="2">
            <text:p text:style-name="P90">Brief Description:<text:s/></text:p>
          </table:table-cell>
          <table:covered-table-cell/>
        </table:table-row>
        <table:table-row table:style-name="TableRow91">
          <table:table-cell table:style-name="TableCell92" table:number-columns-spanned="2">
            <text:p text:style-name="P93">Primary Actors: Office Manager,<text:s/>Shift Manager, Technician</text:p>
          </table:table-cell>
          <table:covered-table-cell/>
        </table:table-row>
        <table:table-row table:style-name="TableRow94">
          <table:table-cell table:style-name="TableCell95" table:number-columns-spanned="2">
            <text:p text:style-name="P96">Secondary Actors: None.</text:p>
          </table:table-cell>
          <table:covered-table-cell/>
        </table:table-row>
        <table:table-row table:style-name="TableRow97">
          <table:table-cell table:style-name="TableCell98" table:number-columns-spanned="2">
            <text:p text:style-name="P99">Preconditions:<text:s/></text:p>
            <text:p text:style-name="P100">The system is operational.</text:p>
            <text:p text:style-name="P101">The primary actor is already logged in. <text:s text:c="23"/></text:p>
          </table:table-cell>
          <table:covered-table-cell/>
        </table:table-row>
        <table:table-row table:style-name="TableRow102">
          <table:table-cell table:style-name="TableCell103" table:number-columns-spanned="2">
            <text:p text:style-name="P104">Flow of Events:<text:s/></text:p>
            <text:p text:style-name="P105">1. The use case starts when the Manager or Technician chooses to update the<text:s/>status of the job</text:p>
            <text:p text:style-name="P106">2. They can record the completion of the current task which is shown as an include</text:p>
            <text:p text:style-name="P107">3. They can also update the system with the commencement of the next task</text:p>
            <text:p text:style-name="P108">4.<text:s/></text:p>
          </table:table-cell>
          <table:covered-table-cell/>
        </table:table-row>
        <table:table-row table:style-name="TableRow109">
          <table:table-cell table:style-name="TableCell110" table:number-columns-spanned="2">
            <text:p text:style-name="P111">Post Conditions: Completion of tasks are recorded. <text:s/></text:p>
          </table:table-cell>
          <table:covered-table-cell/>
        </table:table-row>
        <table:table-row table:style-name="TableRow112">
          <table:table-cell table:style-name="TableCell113" table:number-columns-spanned="2">
            <text:p text:style-name="P114">Alternative flows:<text:s/>NoRecordOfCompletion</text:p>
          </table:table-cell>
          <table:covered-table-cell/>
        </table:table-row>
      </table:table>
      <text:p text:style-name="Normal"/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Alternative Flow: NoRecordOfCompletio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 table:number-columns-spanned="2">
            <text:p text:style-name="P125"><text:span text:style-name="T126">Brief Description:</text:span><text:s/></text:p>
          </table:table-cell>
          <table:covered-table-cell/>
        </table:table-row>
        <table:table-row table:style-name="TableRow127">
          <table:table-cell table:style-name="TableCell128" table:number-columns-spanned="2">
            <text:p text:style-name="P129"><text:span text:style-name="T130">Primary Actors:</text:span><text:s/>Time</text:p>
          </table:table-cell>
          <table:covered-table-cell/>
        </table:table-row>
        <table:table-row table:style-name="TableRow131">
          <table:table-cell table:style-name="TableCell132" table:number-columns-spanned="2">
            <text:p text:style-name="P133"><text:span text:style-name="T134">Secondary Actors:</text:span><text:s/>Database Server</text:p>
          </table:table-cell>
          <table:covered-table-cell/>
        </table:table-row>
        <table:table-row table:style-name="TableRow135">
          <table:table-cell table:style-name="TableCell136" table:number-columns-spanned="2">
            <text:p text:style-name="P137">Preconditions:<text:s/></text:p>
          </table:table-cell>
          <table:covered-table-cell/>
        </table:table-row>
        <table:table-row table:style-name="TableRow138">
          <table:table-cell table:style-name="TableCell139" table:number-columns-spanned="2">
            <text:p text:style-name="P140">Alternative Flow:</text:p>
            <text:soft-page-break/>
            <text:p text:style-name="P141">1. BAPERS prompts the system that reports cannot be generated</text:p>
          </table:table-cell>
          <table:covered-table-cell/>
        </table:table-row>
        <text:soft-page-break/>
        <table:table-row table:style-name="TableRow142">
          <table:table-cell table:style-name="TableCell143" table:number-columns-spanned="2">
            <text:p text:style-name="P144"><text:span text:style-name="T145">Post Conditions</text:span>: None.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da Morockaite</meta:initial-creator>
    <dc:creator>Gerda Morockaite</dc:creator>
    <meta:creation-date>2018-02-09T13:35:00Z</meta:creation-date>
    <dc:date>2018-03-02T12:40:00Z</dc:date>
    <meta:template xlink:href="Normal" xlink:type="simple"/>
    <meta:editing-cycles>3</meta:editing-cycles>
    <meta:editing-duration>PT21480S</meta:editing-duration>
    <meta:document-statistic meta:page-count="2" meta:paragraph-count="196" meta:word-count="327" meta:character-count="1765" meta:row-count="181" meta:non-whitespace-character-count="1634"/>
  </office:meta>
</office:document-meta>
</file>